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nderlying asset price</text:p>
          </table:table-cell>
          <table:table-cell office:value-type="string" calcext:value-type="string">
            <text:p>£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atility</text:p>
          </table:table-cell>
          <table:table-cell office:value-type="string" calcext:value-type="string">
            <text:p>1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 to maturity</text:p>
          </table:table-cell>
          <table:table-cell office:value-type="string" calcext:value-type="string">
            <text:p>3 month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ke price</text:p>
          </table:table-cell>
          <table:table-cell office:value-type="string" calcext:value-type="string">
            <text:p>£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k free interest rate</text:p>
          </table:table-cell>
          <table:table-cell office:value-type="string" calcext:value-type="string">
            <text:p>5.00%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Option 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sset Pric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n (S/X)</text:p>
          </table:table-cell>
          <table:table-cell table:formula="of:=LN([.F8]/[.F11])" office:value-type="float" office:value="0.105360515657826" calcext:value-type="float">
            <text:p>0,10536051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latility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Adjusted return</text:p>
          </table:table-cell>
          <table:table-cell table:formula="of:=([.F12]-[.F9]^2/2)*[.F10]" office:value-type="float" office:value="0.01125" calcext:value-type="float">
            <text:p>0,01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 to expiry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ime adjusted vol</text:p>
          </table:table-cell>
          <table:table-cell table:formula="of:=[.F9]*[.F10]^0.5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ercise pric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2</text:p>
          </table:table-cell>
          <table:table-cell table:formula="of:=([.I8]+[.I9])/[.I10]" office:value-type="float" office:value="2.33221031315653" calcext:value-type="float">
            <text:p>2,33221031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sk free interest rate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N(d2)</text:p>
          </table:table-cell>
          <table:table-cell table:formula="of:=COM.MICROSOFT.NORM.DIST([.I11]; 0; 1; 1)" office:value-type="float" office:value="0.990155185051206" calcext:value-type="float">
            <text:p>0,990155185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d1</text:p>
          </table:table-cell>
          <table:table-cell table:formula="of:=[.I11]+[.I10]" office:value-type="float" office:value="2.38221031315653" calcext:value-type="float">
            <text:p>2,38221031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(d1)</text:p>
          </table:table-cell>
          <table:table-cell table:style-name="ce2" table:formula="of:=COM.MICROSOFT.NORM.DIST([.I15]; 0; 1; 1)" office:value-type="float" office:value="0.991395467035374" calcext:value-type="float">
            <text:p>0,9913954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Discount factor</text:p>
          </table:table-cell>
          <table:table-cell table:formula="of:=EXP(-[.F10]*[.F12])" office:value-type="float" office:value="0.987577800493881" calcext:value-type="float">
            <text:p>0,9875778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all price</text:p>
          </table:table-cell>
          <table:table-cell table:formula="of:=+[.F8]*[.I16]-[.F11]*[.I12]*[.I18]" office:value-type="float" office:value="2.2265143042988" calcext:value-type="float">
            <text:p>2,2265143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7:26:29.100315248</meta:creation-date>
    <dc:date>2017-06-04T17:49:31.894605301</dc:date>
    <meta:editing-duration>PT23M</meta:editing-duration>
    <meta:editing-cycles>7</meta:editing-cycles>
    <meta:generator>LibreOffice/5.1.6.2$Linux_X86_64 LibreOffice_project/10m0$Build-2</meta:generator>
    <meta:document-statistic meta:table-count="1" meta:cell-count="39" meta:object-count="0"/>
  </office:meta>
</office:document-meta>
</file>